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Joseph Blumenthal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1,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C/</text:p>
      <text:p text:style-name="P3"><text:s/>O/</text:p>
      <text:p text:style-name="P3"><text:s text:c="2"/>P/</text:p>
      <text:p text:style-name="P3"><text:s text:c="3"/>Y/</text:p>
      <text:p text:style-name="P2">S. Morais/</text:p>
      <text:p text:style-name="P2">546 N. FIFTH STREET/</text:p>
      <text:p text:style-name="P2">PHILADELPHIA, PA./</text:p>
      <text:p text:style-name="P4">Saturday evening, January 11. 1897/</text:p>
      <text:p text:style-name="P3">Hon. Joseph Blumenthal/</text:p>
      <text:p text:style-name="P3"><text:tab/>My Dear Sir/</text:p>
      <text:p text:style-name="P3"><text:tab/><text:tab/>Thanks for the remittance for the two students under my/ tuition. <text:s/>Please send receipt to Mrs. Fannie Muhr, 907--I think--/ N. Broad St. Phila./</text:p>
      <text:p text:style-name="P3"><text:tab/>Dr. Mendes is here. <text:s/>We talked over matters concerning/ the Seminary. <text:s/>It seems that he had written to both Mr. Dropsie and/ Judge Sulzberger, so he resolved to see them personally. <text:s/>I would/ <text:soft-page-break/>have preferred that any proposition looking into the improvement/ of our institution, should emanate from an official body. <text:s/>I suppose/ you received a communication to that effect from Mr. Lederer. <text:s/>However,/ I hope that the final result will inure to the advantage of the cause which/ we have at heart. <text:s/><text:span text:style-name="T2">Nous verrons</text:span><text:span text:style-name="T3">./</text:span></text:p>
      <text:p text:style-name="P3"><text:span text:style-name="T3"><text:tab/>As regards Speaker, Dr. Mendes thinks that, as a student/ once, and as a teacher now in the Seminary, we might accede to the wish./ <text:s/>If the trustees have no objection, we might concede, though, I really/ think that, as far as I know, the man is not in a position to burden/ himself with a wife and the natural consequences. <text:s/>But that, after all,/ does not concern us immediately./ <text:s/>With kind regards/ Yours truly/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03:56.93</meta:creation-date>
    <meta:document-statistic meta:table-count="0" meta:image-count="0" meta:object-count="0" meta:page-count="3" meta:paragraph-count="73" meta:word-count="375" meta:character-count="2490"/>
    <dc:date>2012-01-04T14:09:35.54</dc:date>
    <dc:creator>Penn Libraries</dc:creator>
    <meta:editing-duration>PT00H05M38S</meta:editing-duration>
    <meta:editing-cycles>1</meta:editing-cycles>
    <meta:generator>OpenOffice.org/3.2$Win32 OpenOffice.org_project/320m12$Build-9483</meta:generator>
  </office:meta>
</office:document-meta>
</file>